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6.261cm" fo:min-width="8.382cm"/>
    </style:style>
    <style:style style:name="gr3" style:family="graphic" style:parent-style-name="standard">
      <style:graphic-properties draw:stroke="dash" draw:stroke-dash="Dashed_20__28_var_29_" svg:stroke-width="0cm" svg:stroke-color="#000000" draw:marker-start-width="0.2cm" draw:marker-end-width="0.2cm" draw:fill-color="#dddddd" draw:textarea-horizontal-align="justify" draw:textarea-vertical-align="middle" draw:auto-grow-height="false" fo:min-height="3.573cm" fo:min-width="3.98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1.651cm" fo:min-width="8.382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objectwithoutfill">
      <style:graphic-properties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53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787cm" fo:padding-top="0.009cm" fo:padding-bottom="0.009cm" fo:padding-left="0.009cm" fo:padding-right="0.009cm"/>
      <style:paragraph-properties style:writing-mode="lr-tb"/>
    </style:style>
    <style:style style:name="gr9" style:family="graphic" style:parent-style-name="objectwithoutfill">
      <style:graphic-properties svg:stroke-width="0.035cm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7cm" fo:min-width="1.424cm" fo:padding-top="0.009cm" fo:padding-bottom="0.009cm" fo:padding-left="0.009cm" fo:padding-right="0.009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7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4.991cm" fo:padding-top="0.009cm" fo:padding-bottom="0.009cm" fo:padding-left="0.009cm" fo:padding-right="0.00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34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292cm"/>
      <style:paragraph-properties style:writing-mode="lr-tb"/>
    </style:style>
    <style:style style:name="gr17" style:family="graphic" style:parent-style-name="standard">
      <style:graphic-properties draw:stroke="none" svg:stroke-width="0cm" svg:stroke-color="#000000" draw:marker-start-width="0.2cm" draw:marker-end-width="0.2cm" draw:fill="none" draw:textarea-horizontal-align="justify" draw:textarea-vertical-align="middle" draw:auto-grow-height="false" fo:min-height="0.397cm" fo:min-width="1.452cm" fo:padding-top="0cm" fo:padding-bottom="0cm" fo:padding-left="0cm" fo:padding-right="0cm"/>
      <style:paragraph-properties style:writing-mode="lr-tb"/>
    </style:style>
    <style:style style:name="gr18" style:family="graphic" style:parent-style-name="objectwithoutfill">
      <style:graphic-properties svg:stroke-width="0.035cm" draw:marker-start="Symmetric_20_Arrow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9" style:family="graphic" style:parent-style-name="standard">
      <style:graphic-properties draw:stroke="none" svg:stroke-width="0cm" svg:stroke-color="#000000" draw:marker-start-width="0.2cm" draw:marker-end-width="0.2cm" draw:fill="solid" draw:fill-color="#b2b2b2" draw:textarea-horizontal-align="justify" draw:textarea-vertical-align="middle" draw:auto-grow-height="false" fo:min-height="0.397cm" fo:min-width="0.80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32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757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49cm" fo:padding-top="0.009cm" fo:padding-bottom="0.009cm" fo:padding-left="0.009cm" fo:padding-right="0.009cm"/>
      <style:paragraph-properties style:writing-mode="lr-tb"/>
    </style:style>
    <style:style style:name="gr24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25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26" style:family="graphic" style:parent-style-name="objectwithoutfill">
      <style:graphic-properties draw:stroke="solid"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27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4cm"/>
      <style:paragraph-properties style:writing-mode="lr-tb"/>
    </style:style>
    <style:style style:name="gr28" style:family="graphic" style:parent-style-name="objectwithoutfill">
      <style:graphic-properties svg:stroke-color="#000000" draw:fill="solid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30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31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32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33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5" style:family="graphic" style:parent-style-name="standard">
      <style:graphic-properties svg:stroke-color="#000000" draw:fill="none" draw:opacity="100%" draw:textarea-vertical-align="middle" draw:auto-grow-height="false" fo:min-height="3.368cm" fo:min-width="0.093cm"/>
    </style:style>
    <style:style style:name="gr36" style:family="graphic" style:parent-style-name="standard">
      <style:graphic-properties svg:stroke-color="#000000" draw:fill="none" draw:opacity="100%" draw:textarea-vertical-align="middle" draw:auto-grow-height="false" fo:min-height="0.582cm" fo:min-width="0.093cm"/>
    </style:style>
    <style:style style:name="gr37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14cm" fo:padding-top="0.009cm" fo:padding-bottom="0.009cm" fo:padding-left="0.009cm" fo:padding-right="0.009cm"/>
      <style:paragraph-properties style:writing-mode="lr-tb"/>
    </style:style>
    <style:style style:name="gr38" style:family="graphic" style:parent-style-name="standard">
      <style:graphic-properties svg:stroke-color="#000000" draw:fill="none" draw:opacity="100%" draw:textarea-vertical-align="middle" draw:auto-grow-height="false" fo:min-height="1.168cm" fo:min-width="0.0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40" style:family="graphic" style:parent-style-name="standard">
      <style:graphic-properties draw:stroke="solid"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259cm" fo:min-width="1.175cm" fo:padding-top="0.009cm" fo:padding-bottom="0.009cm" fo:padding-left="0.009cm" fo:padding-right="0.009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3cm" fo:min-width="0.12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2.903cm" fo:padding-top="0.009cm" fo:padding-bottom="0.009cm" fo:padding-left="0.009cm" fo:padding-right="0.009cm"/>
      <style:paragraph-properties style:writing-mode="lr-tb"/>
    </style:style>
    <style:style style:name="gr43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98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fill-color="#ffffff" fo:min-height="3.27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  <style:paragraph-properties style:writing-mode="lr-tb"/>
    </style:style>
    <style:style style:name="gr49" style:family="graphic" style:parent-style-name="objectwithoutfill">
      <style:graphic-properties svg:stroke-width="0.035cm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50" style:family="graphic" style:parent-style-name="standard">
      <style:graphic-properties draw:stroke="none" draw:fill="none" draw:fill-color="#ffffff" fo:min-height="1.3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solid" draw:fill-color="#eeeeee"/>
      <style:paragraph-properties fo:text-align="center"/>
      <style:text-properties style:font-name="Liberation Sans1" fo:text-shadow="1pt 1pt" fo:font-weight="normal" fo:background-color="transparent"/>
    </style:style>
    <style:style style:name="P4" style:family="paragraph">
      <loext:graphic-properties draw:fill-color="#dddddd"/>
      <style:paragraph-properties fo:text-align="center"/>
      <style:text-properties style:font-name="Liberation Sans1" fo:text-shadow="1pt 1pt" fo:background-color="transparent"/>
    </style:style>
    <style:style style:name="P5" style:family="paragraph">
      <loext:graphic-properties draw:fill="none"/>
      <style:paragraph-properties fo:text-align="center"/>
      <style:text-properties style:font-name="Liberation Sans1" fo:text-shadow="1pt 1pt" fo:font-weight="normal" fo:background-color="transparent"/>
    </style:style>
    <style:style style:name="P6" style:family="paragraph">
      <loext:graphic-properties draw:fill="none"/>
      <style:paragraph-properties fo:text-align="center"/>
      <style:text-properties style:font-name="Liberation Sans1" fo:background-color="transparen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9" style:family="paragraph">
      <style:paragraph-properties fo:text-align="center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0" style:family="paragraph">
      <loext:graphic-properties draw:fill="solid" draw:fill-color="#b2b2b2"/>
      <style:paragraph-properties fo:text-align="center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1" style:family="paragraph">
      <style:paragraph-properties fo:text-align="center" style:writing-mode="lr-tb"/>
      <style:text-properties style:font-name="Liberation Sans1" fo:font-size="8pt" fo:text-shadow="1pt 1pt" fo:font-weight="normal" fo:background-color="transparent" style:font-size-asian="6pt" style:font-size-complex="6pt"/>
    </style:style>
    <style:style style:name="P12" style:family="paragraph">
      <loext:graphic-properties draw:fill="solid" draw:fill-color="#b2b2b2" draw:opacity="100%"/>
      <style:paragraph-properties fo:text-align="center" style:writing-mode="lr-tb"/>
      <style:text-properties style:font-name="Liberation Sans1" fo:font-size="8pt" fo:text-shadow="1pt 1pt" fo:font-weight="normal" fo:background-color="transparent" style:font-size-asian="6pt" style:font-size-complex="6pt"/>
    </style:style>
    <style:style style:name="P13" style:family="paragraph">
      <loext:graphic-properties draw:fill="solid" draw:fill-color="#b2b2b2" draw:opacity="100%"/>
      <style:paragraph-properties fo:text-align="center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4" style:family="paragraph">
      <loext:graphic-properties draw:fill="none" draw:fill-color="#ffffff"/>
      <style:paragraph-properties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5" style:family="paragraph">
      <loext:graphic-properties draw:fill="none"/>
      <style:paragraph-properties fo:text-align="center"/>
      <style:text-properties style:font-name="Liberation Sans1" fo:font-weight="normal" fo:background-color="transparent"/>
    </style:style>
    <style:style style:name="P16" style:family="paragraph">
      <loext:graphic-properties draw:fill="none"/>
      <style:paragraph-properties fo:text-align="start" style:writing-mode="lr-tb"/>
      <style:text-properties style:font-name="Liberation Sans1" fo:font-size="6pt" fo:font-weight="normal" fo:background-color="transparent" style:font-size-asian="6pt" style:font-size-complex="6pt"/>
    </style:style>
    <style:style style:name="P17" style:family="paragraph">
      <style:paragraph-properties fo:text-align="center" style:writing-mode="lr-tb"/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P18" style:family="paragraph">
      <loext:graphic-properties draw:fill="none"/>
      <style:paragraph-properties fo:text-align="center" style:writing-mode="lr-tb"/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P19" style:family="paragraph">
      <style:paragraph-properties fo:text-align="center" style:writing-mode="lr-tb"/>
      <style:text-properties fo:color="#000000" style:font-name="Liberation Sans1" fo:font-size="6pt" fo:text-shadow="1pt 1pt" fo:font-weight="normal" fo:background-color="transparent" style:font-size-asian="6pt" style:font-size-complex="6pt"/>
    </style:style>
    <style:style style:name="P20" style:family="paragraph">
      <loext:graphic-properties draw:fill="solid" draw:fill-color="#b2b2b2"/>
      <style:paragraph-properties fo:text-align="center" style:writing-mode="lr-tb"/>
      <style:text-properties fo:color="#000000" style:font-name="Liberation Sans1" fo:font-size="6pt" fo:text-shadow="1pt 1pt" fo:font-weight="normal" fo:background-color="transparent" style:font-size-asian="6pt" style:font-size-complex="6pt"/>
    </style:style>
    <style:style style:name="P21" style:family="paragraph">
      <loext:graphic-properties draw:fill="none" draw:fill-color="#ffffff"/>
      <style:paragraph-properties style:writing-mode="lr-tb"/>
      <style:text-properties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23" style:family="paragraph">
      <style:paragraph-properties fo:text-align="center" style:writing-mode="lr-tb"/>
      <style:text-properties style:font-name="Liberation Sans1" fo:font-size="4pt" fo:background-color="transparent"/>
    </style:style>
    <style:style style:name="P24" style:family="paragraph">
      <loext:graphic-properties draw:fill-color="#b2b2b2"/>
      <style:paragraph-properties fo:text-align="center" style:writing-mode="lr-tb"/>
      <style:text-properties style:font-name="Liberation Sans1" fo:font-size="4pt" fo:background-color="transparent"/>
    </style:style>
    <style:style style:name="P25" style:family="paragraph">
      <loext:graphic-properties draw:fill-color="#999999"/>
      <style:paragraph-properties fo:text-align="center" style:writing-mode="lr-tb"/>
      <style:text-properties style:font-name="Liberation Sans1" fo:font-size="4pt" fo:background-color="transparent"/>
    </style:style>
    <style:style style:name="P26" style:family="paragraph">
      <loext:graphic-properties draw:fill-color="#d0d0d0"/>
      <style:paragraph-properties fo:text-align="center" style:writing-mode="lr-tb"/>
      <style:text-properties style:font-name="Liberation Sans1" fo:font-size="4pt" fo:background-color="transparent"/>
    </style:style>
    <style:style style:name="P27" style:family="paragraph">
      <loext:graphic-properties draw:fill="solid"/>
      <style:paragraph-properties fo:text-align="center"/>
      <style:text-properties style:font-name="Liberation Sans1" fo:background-color="transparent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style:font-name="Liberation Sans1" fo:font-size="6pt" fo:background-color="transparent" style:font-size-asian="6pt" style:font-size-complex="6pt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Sans1" fo:font-size="6pt" fo:background-color="transparent" style:font-size-asian="6pt" style:font-size-complex="6pt"/>
    </style:style>
    <style:style style:name="P31" style:family="paragraph">
      <loext:graphic-properties draw:fill="solid"/>
      <style:paragraph-properties fo:text-align="center"/>
      <style:text-properties style:font-name="Liberation Sans1" fo:font-size="4pt" fo:background-color="transparent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 style:writing-mode="lr-tb"/>
      <style:text-properties style:font-name="Liberation Sans1" fo:font-size="6pt" fo:background-color="transparent" style:font-size-asian="6pt" style:font-size-complex="6pt"/>
    </style:style>
    <style:style style:name="P34" style:family="paragraph">
      <loext:graphic-properties draw:fill="none" draw:opacity="100%"/>
      <style:paragraph-properties fo:text-align="center"/>
      <style:text-properties style:font-name="Liberation Sans1" fo:background-color="transparent"/>
    </style:style>
    <style:style style:name="P35" style:family="paragraph">
      <loext:graphic-properties draw:fill="solid" draw:fill-color="#b2b2b2"/>
      <style:paragraph-properties fo:text-align="center"/>
      <style:text-properties style:font-name="Liberation Sans1" fo:text-shadow="1pt 1pt" fo:font-weight="normal" fo:background-color="transparent"/>
    </style:style>
    <style:style style:name="P36" style:family="paragraph">
      <loext:graphic-properties draw:fill="none"/>
      <style:paragraph-properties fo:text-align="start" style:writing-mode="lr-tb"/>
      <style:text-properties style:font-name="Liberation Sans1" fo:font-size="6pt" fo:font-weight="bold" fo:background-color="transparent" style:font-size-asian="6pt" style:font-size-complex="6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1" fo:background-color="transparent"/>
    </style:style>
    <style:style style:name="P38" style:family="paragraph">
      <loext:graphic-properties draw:fill="none" draw:fill-color="#ffffff"/>
      <style:paragraph-properties style:writing-mode="lr-tb"/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12pt" fo:font-weight="bold" style:font-size-asian="24pt" style:font-size-complex="24pt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41" style:family="paragraph">
      <loext:graphic-properties draw:fill="none"/>
      <style:paragraph-properties fo:text-align="center"/>
    </style:style>
    <style:style style:name="P42" style:family="paragraph">
      <style:text-properties fo:font-weight="bold" style:font-weight-asian="bold" style:font-weight-complex="bold"/>
    </style:style>
    <style:style style:name="P43" style:family="paragraph">
      <loext:graphic-properties draw:fill="none" draw:fill-color="#ffffff"/>
      <style:paragraph-properties style:writing-mode="lr-tb"/>
      <style:text-properties fo:color="#000000" style:font-name="Liberation Sans1" fo:font-size="12pt" fo:font-weight="bold" style:font-size-asian="24pt" style:font-weight-asian="bold" style:font-size-complex="24pt" style:font-weight-complex="bold"/>
    </style:style>
    <style:style style:name="T1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font-name="Liberation Sans1" fo:font-size="6pt" fo:text-shadow="1pt 1pt" fo:font-weight="normal" fo:background-color="transparent" style:font-size-asian="6pt" style:font-name-complex="DejaVuSans1" style:font-size-complex="6pt"/>
    </style:style>
    <style:style style:name="T3" style:family="text">
      <style:text-properties style:font-name="Liberation Sans1" fo:font-size="6pt" fo:text-shadow="1pt 1pt" fo:font-weight="normal" fo:background-color="transparent" style:font-size-asian="6pt" style:font-size-complex="6pt"/>
    </style:style>
    <style:style style:name="T4" style:family="text">
      <style:text-properties style:font-name="Liberation Sans1" fo:font-size="8pt" fo:text-shadow="1pt 1pt" fo:font-weight="normal" fo:background-color="transparent" style:font-size-asian="6pt" style:font-size-complex="6pt"/>
    </style:style>
    <style:style style:name="T5" style:family="text">
      <style:text-properties fo:color="#000000" style:font-name="Liberation Sans1" fo:font-size="6pt" fo:font-weight="normal" fo:background-color="transparent" style:font-size-asian="6pt" style:font-name-complex="DejaVuSans1" style:font-size-complex="6pt"/>
    </style:style>
    <style:style style:name="T6" style:family="text"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T7" style:family="text">
      <style:text-properties style:text-position="-33% 58%"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T8" style:family="text">
      <style:text-properties fo:color="#000000"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9" style:family="text">
      <style:text-properties fo:color="#000000" style:text-position="-33% 58%"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10" style:family="text">
      <style:text-properties fo:color="#000000" style:font-name="Liberation Sans1" fo:font-size="6pt" fo:text-shadow="1pt 1pt" fo:font-weight="normal" fo:background-color="transparent" style:font-size-asian="6pt" style:font-size-complex="6pt"/>
    </style:style>
    <style:style style:name="T11" style:family="text">
      <style:text-properties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12" style:family="text"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T13" style:family="text">
      <style:text-properties fo:color="#2a6099" style:text-position="-33% 58%"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14" style:family="text">
      <style:text-properties fo:color="#000000" style:text-position="-33% 58%" style:font-name="Liberation Sans1" fo:font-size="6pt" fo:text-shadow="1pt 1pt" fo:font-weight="normal" fo:background-color="transparent" style:font-size-asian="6pt" style:font-size-complex="6pt"/>
    </style:style>
    <style:style style:name="T15" style:family="text">
      <style:text-properties style:font-name="Liberation Sans1" fo:font-size="4pt" fo:background-color="transparent"/>
    </style:style>
    <style:style style:name="T16" style:family="text">
      <style:text-properties style:font-name="Liberation Sans1" fo:font-size="6pt" fo:background-color="transparent" style:font-size-asian="6pt" style:font-size-complex="6pt"/>
    </style:style>
    <style:style style:name="T17" style:family="text">
      <style:text-properties fo:color="#000000" style:font-name="Liberation Sans1" fo:font-size="6pt" fo:font-weight="bold" fo:background-color="transparent" style:font-size-asian="6pt" style:font-name-complex="DejaVuSans1" style:font-size-complex="6pt"/>
    </style:style>
    <style:style style:name="T18" style:family="text">
      <style:text-properties fo:color="#000000" style:text-position="-33% 58%" style:font-name="Liberation Sans1" fo:font-size="6pt" fo:font-weight="bold" fo:background-color="transparent" style:font-size-asian="6pt" style:font-name-complex="DejaVuSans1" style:font-size-complex="6pt"/>
    </style:style>
    <style:style style:name="T19" style:family="text">
      <style:text-properties style:font-name="Liberation Sans1" fo:font-size="8pt" fo:background-color="transparent"/>
    </style:style>
    <style:style style:name="T20" style:family="text">
      <style:text-properties style:font-name="Liberation Sans1" fo:font-size="12pt" fo:font-weight="bold" style:font-size-asian="24pt" style:font-size-complex="24pt"/>
    </style:style>
    <style:style style:name="T21" style:family="text">
      <style:text-properties fo:color="#7f7f7f" style:font-name="Liberation Sans1" fo:font-size="12pt" fo:font-weight="normal" style:font-size-asian="24pt" style:font-weight-asian="normal" style:font-size-complex="24pt" style:font-weight-complex="normal"/>
    </style:style>
    <style:style style:name="T22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color="#000000" style:font-name="Liberation Sans1" fo:font-size="12pt" fo:font-weight="bold" style:font-size-asian="24pt" style:font-weight-asian="bold" style:font-size-complex="24pt" style:font-weight-complex="bold"/>
    </style:style>
    <style:style style:name="T25" style:family="text">
      <style:text-properties fo:color="#000000" style:font-name="Liberation Sans1" fo:font-size="12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1.336cm" svg:height="0.887cm" svg:x="0cm" svg:y="0.002cm">
          <draw:text-box>
            <text:p text:style-name="P1"><text:span text:style-name="T1">Hybrid Custom Floating-Point Multiply-Accumulate Unit</text:span></text:p>
          </draw:text-box>
        </draw:frame>
        <draw:custom-shape draw:style-name="gr2" draw:text-style-name="P3" draw:layer="layout" svg:width="8.382cm" svg:height="6.261cm" svg:x="6.503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98cm" svg:height="3.573cm" svg:x="9.551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8.382cm" svg:height="1.651cm" svg:x="6.503cm" svg:y="11.4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0.075cm" svg:y1="8.278cm" svg:x2="10.299cm" svg:y2="8.08cm">
          <text:p/>
        </draw:line>
        <draw:line draw:style-name="gr6" draw:text-style-name="P6" draw:layer="layout" svg:x1="10.193cm" svg:y1="3.255cm" svg:x2="10.193cm" svg:y2="8.664cm">
          <text:p/>
        </draw:line>
        <draw:frame draw:style-name="gr7" draw:text-style-name="P8" draw:layer="layout" svg:width="0.535cm" svg:height="0.314cm" svg:x="10.353cm" svg:y="8.065cm">
          <draw:text-box>
            <text:p text:style-name="P7"><text:span text:style-name="T2">24-bit</text:span></text:p>
          </draw:text-box>
        </draw:frame>
        <draw:line draw:style-name="gr6" draw:text-style-name="P5" draw:layer="layout" svg:x1="11.781cm" svg:y1="6.697cm" svg:x2="11.781cm" svg:y2="7.264cm">
          <text:p/>
        </draw:line>
        <draw:line draw:style-name="gr6" draw:text-style-name="P5" draw:layer="layout" svg:x1="12.835cm" svg:y1="6.697cm" svg:x2="12.835cm" svg:y2="7.264cm">
          <text:p/>
        </draw:line>
        <draw:custom-shape draw:style-name="gr8" draw:text-style-name="P10" draw:layer="layout" svg:width="0.805cm" svg:height="0.397cm" svg:x="11.386cm" svg:y="6.297cm">
          <text:p text:style-name="P9"><text:span text:style-name="T3">&gt;&gt;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5" draw:layer="layout" svg:x1="13.129cm" svg:y1="7.516cm" svg:x2="14.479cm" svg:y2="7.516cm">
          <text:p/>
        </draw:line>
        <draw:line draw:style-name="gr5" draw:text-style-name="P5" draw:layer="layout" svg:x1="12.187cm" svg:y1="8.277cm" svg:x2="12.411cm" svg:y2="8.079cm">
          <text:p/>
        </draw:line>
        <draw:line draw:style-name="gr6" draw:text-style-name="P5" draw:layer="layout" svg:x1="12.305cm" svg:y1="7.792cm" svg:x2="12.305cm" svg:y2="8.663cm">
          <text:p/>
        </draw:line>
        <draw:frame draw:style-name="gr7" draw:text-style-name="P8" draw:layer="layout" svg:width="0.535cm" svg:height="0.314cm" svg:x="12.465cm" svg:y="8.064cm">
          <draw:text-box>
            <text:p text:style-name="P7"><text:span text:style-name="T2">24-bit</text:span></text:p>
          </draw:text-box>
        </draw:frame>
        <draw:line draw:style-name="gr6" draw:text-style-name="P5" draw:layer="layout" svg:x1="11.782cm" svg:y1="5.703cm" svg:x2="11.782cm" svg:y2="6.298cm">
          <text:p/>
        </draw:line>
        <draw:line draw:style-name="gr9" draw:text-style-name="P5" draw:layer="layout" svg:x1="10.193cm" svg:y1="5.719cm" svg:x2="11.782cm" svg:y2="5.719cm">
          <text:p/>
        </draw:line>
        <draw:line draw:style-name="gr5" draw:text-style-name="P5" draw:layer="layout" svg:x1="10.086cm" svg:y1="5.528cm" svg:x2="10.31cm" svg:y2="5.33cm">
          <text:p/>
        </draw:line>
        <draw:frame draw:style-name="gr10" draw:text-style-name="P8" draw:layer="layout" svg:width="0.535cm" svg:height="0.239cm" svg:x="10.364cm" svg:y="5.309cm">
          <draw:text-box>
            <text:p text:style-name="P7"><text:span text:style-name="T2">24-bit</text:span></text:p>
          </draw:text-box>
        </draw:frame>
        <draw:custom-shape draw:style-name="gr11" draw:text-style-name="P12" draw:layer="layout" svg:width="1.442cm" svg:height="0.388cm" svg:x="7.568cm" svg:y="8.662cm">
          <text:p text:style-name="P1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7.666cm" svg:y1="8.274cm" svg:x2="7.89cm" svg:y2="8.076cm">
          <text:p/>
        </draw:line>
        <draw:line draw:style-name="gr6" draw:text-style-name="P6" draw:layer="layout" svg:x1="7.787cm" svg:y1="3.259cm" svg:x2="7.787cm" svg:y2="8.653cm">
          <text:p/>
        </draw:line>
        <draw:frame draw:style-name="gr12" draw:text-style-name="P8" draw:layer="layout" svg:width="0.473cm" svg:height="0.314cm" svg:x="7.945cm" svg:y="8.055cm">
          <draw:text-box>
            <text:p text:style-name="P7"><text:span text:style-name="T2">8-bit</text:span></text:p>
          </draw:text-box>
        </draw:frame>
        <draw:line draw:style-name="gr5" draw:text-style-name="P5" draw:layer="layout" svg:x1="8.722cm" svg:y1="8.268cm" svg:x2="8.946cm" svg:y2="8.07cm">
          <text:p/>
        </draw:line>
        <draw:line draw:style-name="gr6" draw:text-style-name="P5" draw:layer="layout" svg:x1="8.84cm" svg:y1="4.411cm" svg:x2="8.84cm" svg:y2="8.654cm">
          <text:p/>
        </draw:line>
        <draw:frame draw:style-name="gr12" draw:text-style-name="P8" draw:layer="layout" svg:width="0.473cm" svg:height="0.314cm" svg:x="9cm" svg:y="8.055cm">
          <draw:text-box>
            <text:p text:style-name="P7"><text:span text:style-name="T2">4-bit</text:span></text:p>
          </draw:text-box>
        </draw:frame>
        <draw:line draw:style-name="gr5" draw:text-style-name="P5" draw:layer="layout" svg:x1="11.008cm" svg:y1="9.539cm" svg:x2="11.232cm" svg:y2="9.341cm">
          <text:p/>
        </draw:line>
        <draw:line draw:style-name="gr6" draw:text-style-name="P5" draw:layer="layout" svg:x1="11.126cm" svg:y1="9.054cm" svg:x2="11.126cm" svg:y2="9.925cm">
          <text:p/>
        </draw:line>
        <draw:frame draw:style-name="gr7" draw:text-style-name="P8" draw:layer="layout" svg:width="0.535cm" svg:height="0.314cm" svg:x="11.286cm" svg:y="9.326cm">
          <draw:text-box>
            <text:p text:style-name="P7"><text:span text:style-name="T2">24-bit</text:span></text:p>
          </draw:text-box>
        </draw:frame>
        <draw:line draw:style-name="gr5" draw:text-style-name="P5" draw:layer="layout" svg:x1="8.172cm" svg:y1="9.538cm" svg:x2="8.396cm" svg:y2="9.34cm">
          <text:p/>
        </draw:line>
        <draw:line draw:style-name="gr6" draw:text-style-name="P5" draw:layer="layout" svg:x1="8.29cm" svg:y1="9.053cm" svg:x2="8.29cm" svg:y2="9.924cm">
          <text:p/>
        </draw:line>
        <draw:frame draw:style-name="gr13" draw:text-style-name="P8" draw:layer="layout" svg:width="0.45cm" svg:height="0.314cm" svg:x="8.45cm" svg:y="9.325cm">
          <draw:text-box>
            <text:p text:style-name="P7"><text:span text:style-name="T2">8-bit</text:span></text:p>
          </draw:text-box>
        </draw:frame>
        <draw:custom-shape draw:style-name="gr14" draw:text-style-name="P13" draw:layer="layout" svg:width="5.009cm" svg:height="0.372cm" svg:x="7.563cm" svg:y="9.931cm">
          <text:p text:style-name="P9"><text:span text:style-name="T3">BarrelShift (exponent, mantiss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4" draw:layer="layout" svg:width="0.998cm" svg:height="0.239cm" svg:x="11.283cm" svg:y="9.668cm">
          <draw:text-box>
            <text:p><text:span text:style-name="T3">mantissa</text:span></text:p>
          </draw:text-box>
        </draw:frame>
        <draw:frame draw:style-name="gr16" draw:text-style-name="P14" draw:layer="layout" svg:width="0.927cm" svg:height="0.477cm" svg:x="8.446cm" svg:y="9.669cm">
          <draw:text-box>
            <text:p><text:span text:style-name="T3">exponent</text:span></text:p>
          </draw:text-box>
        </draw:frame>
        <draw:line draw:style-name="gr5" draw:text-style-name="P5" draw:layer="layout" svg:x1="8.367cm" svg:y1="11.779cm" svg:x2="8.591cm" svg:y2="11.581cm">
          <text:p/>
        </draw:line>
        <draw:line draw:style-name="gr6" draw:text-style-name="P5" draw:layer="layout" svg:x1="8.485cm" svg:y1="11.196cm" svg:x2="8.485cm" svg:y2="12.165cm">
          <text:p/>
        </draw:line>
        <draw:frame draw:style-name="gr7" draw:text-style-name="P8" draw:layer="layout" svg:width="0.535cm" svg:height="0.314cm" svg:x="8.645cm" svg:y="11.566cm">
          <draw:text-box>
            <text:p text:style-name="P7"><text:span text:style-name="T2">64-bit</text:span></text:p>
          </draw:text-box>
        </draw:frame>
        <draw:line draw:style-name="gr5" draw:text-style-name="P5" draw:layer="layout" svg:x1="11.087cm" svg:y1="11.769cm" svg:x2="11.311cm" svg:y2="11.571cm">
          <text:p/>
        </draw:line>
        <draw:frame draw:style-name="gr7" draw:text-style-name="P8" draw:layer="layout" svg:width="0.535cm" svg:height="0.314cm" svg:x="11.365cm" svg:y="11.556cm">
          <draw:text-box>
            <text:p text:style-name="P7"><text:span text:style-name="T2">64-bit</text:span></text:p>
          </draw:text-box>
        </draw:frame>
        <draw:custom-shape draw:style-name="gr14" draw:text-style-name="P12" draw:layer="layout" svg:width="5.009cm" svg:height="0.372cm" svg:x="7.366cm" svg:y="12.171cm">
          <text:p text:style-name="P1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5" draw:layer="layout" svg:x1="9.75cm" svg:y1="13.64cm" svg:x2="9.974cm" svg:y2="13.442cm">
          <text:p/>
        </draw:line>
        <draw:line draw:style-name="gr6" draw:text-style-name="P15" draw:layer="layout" svg:x1="9.868cm" svg:y1="12.543cm" svg:x2="9.868cm" svg:y2="14.026cm">
          <text:p/>
        </draw:line>
        <draw:frame draw:style-name="gr7" draw:text-style-name="P16" draw:layer="layout" svg:width="0.535cm" svg:height="0.314cm" svg:x="10.028cm" svg:y="13.427cm">
          <draw:text-box>
            <text:p text:style-name="P7"><text:span text:style-name="T5">64-bit</text:span></text:p>
          </draw:text-box>
        </draw:frame>
        <draw:custom-shape draw:style-name="gr17" draw:text-style-name="P18" draw:layer="layout" svg:width="1.452cm" svg:height="0.397cm" svg:x="7.758cm" svg:y="10.739cm">
          <text:p text:style-name="P17"><text:span text:style-name="T6">Accumulator</text:span><text:span text:style-name="T7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11.205cm" svg:y1="10.303cm" svg:x2="11.205cm" svg:y2="12.167cm">
          <text:p/>
        </draw:line>
        <draw:line draw:style-name="gr18" draw:text-style-name="P5" draw:layer="layout" svg:x1="12.389cm" svg:y1="12.354cm" svg:x2="13.009cm" svg:y2="12.354cm">
          <text:p/>
        </draw:line>
        <draw:custom-shape draw:style-name="gr19" draw:text-style-name="P20" draw:layer="layout" svg:width="0.802cm" svg:height="0.397cm" svg:x="13.009cm" svg:y="12.16cm">
          <text:p text:style-name="P19"><text:span text:style-name="T8">S</text:span><text:span text:style-name="T9">H</text:span><text:span text:style-name="T10"> ⊕ </text:span><text:span text:style-name="T8">S</text:span><text:span text:style-name="T9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1" draw:layer="layout" svg:width="0.466cm" svg:height="0.324cm" svg:x="12.685cm" svg:y="12.107cm">
          <draw:text-box>
            <text:p><text:span text:style-name="T11">–</text:span><text:span text:style-name="T11">/+</text:span></text:p>
          </draw:text-box>
        </draw:frame>
        <draw:frame draw:style-name="gr21" draw:text-style-name="P22" draw:layer="layout" svg:width="1.469cm" svg:height="0.319cm" svg:x="11.385cm" svg:y="4.939cm">
          <draw:text-box>
            <text:p><text:span text:style-name="T12">Multiply</text:span></text:p>
          </draw:text-box>
        </draw:frame>
        <draw:custom-shape draw:style-name="gr22" draw:text-style-name="P10" draw:layer="layout" svg:width="0.775cm" svg:height="0.397cm" svg:x="7.428cm" svg:y="7.387cm">
          <text:p text:style-name="P9"><text:span text:style-name="T8">E</text:span><text:span text:style-name="T9">H</text:span><text:span text:style-name="T13"> </text:span><text:span text:style-name="T3">– 1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0.667cm" svg:height="0.397cm" svg:x="8.517cm" svg:y="7.388cm">
          <text:p text:style-name="P19"><text:span text:style-name="T8">E</text:span><text:span text:style-name="T9">F</text:span><text:span text:style-name="T14"> </text:span><text:span text:style-name="T10">–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3.794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3.949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4.104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4.259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4.41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6" draw:layer="layout" svg:x1="13.713cm" svg:y1="2.975cm" svg:x2="13.713cm" svg:y2="12.16cm">
          <text:p/>
        </draw:line>
        <draw:custom-shape draw:style-name="gr27" draw:text-style-name="P26" draw:layer="layout" svg:width="0.154cm" svg:height="0.381cm" svg:x="13.639cm" svg:y="2.594cm">
          <text:p text:style-name="P23"><text:span text:style-name="T1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27" draw:layer="layout" svg:x1="13.793cm" svg:y1="2.416cm" svg:x2="13.793cm" svg:y2="2.593cm">
          <text:p/>
        </draw:line>
        <draw:line draw:style-name="gr28" draw:text-style-name="P27" draw:layer="layout" svg:x1="14.415cm" svg:y1="2.417cm" svg:x2="14.415cm" svg:y2="2.594cm">
          <text:p/>
        </draw:line>
        <draw:line draw:style-name="gr28" draw:text-style-name="P27" draw:layer="layout" svg:x1="14.568cm" svg:y1="2.416cm" svg:x2="14.568cm" svg:y2="2.593cm">
          <text:p/>
        </draw:line>
        <draw:line draw:style-name="gr28" draw:text-style-name="P27" draw:layer="layout" svg:x1="13.793cm" svg:y1="2.416cm" svg:x2="14.568cm" svg:y2="2.416cm">
          <text:p/>
        </draw:line>
        <draw:frame draw:style-name="gr29" draw:text-style-name="P29" draw:layer="layout" svg:width="0.508cm" svg:height="0.627cm" svg:x="13.86cm" svg:y="2.135cm">
          <draw:text-box>
            <text:p text:style-name="P28"><text:span text:style-name="T16">4-bit</text:span></text:p>
          </draw:text-box>
        </draw:frame>
        <draw:frame draw:style-name="gr29" draw:text-style-name="P30" draw:layer="layout" svg:width="0.483cm" svg:height="0.627cm" svg:x="14.569cm" svg:y="2.136cm">
          <draw:text-box>
            <text:p><text:span text:style-name="T16">1-bit</text:span></text:p>
          </draw:text-box>
        </draw:frame>
        <draw:custom-shape draw:style-name="gr30" draw:text-style-name="P26" draw:layer="layout" svg:width="0.155cm" svg:height="0.381cm" svg:x="7.021cm" svg:y="2.594cm">
          <text:p text:style-name="P23"><text:span text:style-name="T1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4cm" svg:height="0.381cm" svg:x="7.176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33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48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4cm" svg:height="0.381cm" svg:x="7.64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79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9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8.10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8.26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8.415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8.56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8.72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8.87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03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18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9.34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498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651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9.806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156cm" svg:height="0.381cm" svg:x="9.96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0.116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0.271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0.425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0.58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156cm" svg:height="0.381cm" svg:x="10.73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0.88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1.04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1.19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156cm" svg:height="0.381cm" svg:x="11.353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1.50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1.66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1.818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31" draw:layer="layout" svg:x1="7.176cm" svg:y1="2.416cm" svg:x2="7.176cm" svg:y2="2.593cm">
          <text:p/>
        </draw:line>
        <draw:line draw:style-name="gr28" draw:text-style-name="P31" draw:layer="layout" svg:x1="8.416cm" svg:y1="2.417cm" svg:x2="8.416cm" svg:y2="2.594cm">
          <text:p/>
        </draw:line>
        <draw:line draw:style-name="gr28" draw:text-style-name="P31" draw:layer="layout" svg:x1="11.972cm" svg:y1="2.416cm" svg:x2="11.972cm" svg:y2="2.593cm">
          <text:p/>
        </draw:line>
        <draw:line draw:style-name="gr28" draw:text-style-name="P31" draw:layer="layout" svg:x1="7.174cm" svg:y1="2.416cm" svg:x2="11.972cm" svg:y2="2.416cm">
          <text:p/>
        </draw:line>
        <draw:frame draw:style-name="gr29" draw:text-style-name="P33" draw:layer="layout" svg:width="0.477cm" svg:height="0.627cm" svg:x="7.859cm" svg:y="2.135cm">
          <draw:text-box>
            <text:p text:style-name="P32"><text:span text:style-name="T16">8-bit</text:span></text:p>
          </draw:text-box>
        </draw:frame>
        <draw:frame draw:style-name="gr29" draw:text-style-name="P30" draw:layer="layout" svg:width="0.684cm" svg:height="0.627cm" svg:x="8.569cm" svg:y="2.136cm">
          <draw:text-box>
            <text:p><text:span text:style-name="T16">23-bit</text:span></text:p>
          </draw:text-box>
        </draw:frame>
        <draw:frame draw:style-name="gr34" draw:text-style-name="P30" draw:layer="layout" svg:width="2.667cm" svg:height="0.627cm" svg:x="6.884cm" svg:y="1.77cm">
          <draw:text-box>
            <text:p><text:span text:style-name="T16">Sign <text:s text:c="3"/>Exponent <text:s text:c="3"/>Mantissa</text:span></text:p>
          </draw:text-box>
        </draw:frame>
        <draw:line draw:style-name="gr28" draw:text-style-name="P31" draw:layer="layout" svg:x1="7.1cm" svg:y1="2.089cm" svg:x2="7.1cm" svg:y2="2.594cm">
          <text:p/>
        </draw:line>
        <draw:custom-shape draw:style-name="gr35" draw:text-style-name="P34" draw:layer="layout" svg:width="0.254cm" svg:height="3.552cm" draw:transform="rotate (1.5707963267949) translate (8.414cm 3.25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6" draw:layer="layout" svg:x1="14.479cm" svg:y1="2.975cm" svg:x2="14.479cm" svg:y2="7.532cm">
          <text:p/>
        </draw:line>
        <draw:custom-shape draw:style-name="gr36" draw:text-style-name="P34" draw:layer="layout" svg:width="0.254cm" svg:height="0.614cm" draw:transform="rotate (1.5707963267949) translate (13.796cm 3.25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7" draw:text-style-name="P10" draw:layer="layout" svg:width="0.632cm" svg:height="0.397cm" svg:x="9.883cm" svg:y="4.738cm">
          <text:p text:style-name="P9"><text:span text:style-name="T3">1.</text:span><text:span text:style-name="T8">M</text:span><text:span text:style-name="T9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4" draw:layer="layout" svg:width="0.262cm" svg:height="1.232cm" draw:transform="rotate (1.5707963267949) translate (7.176cm 3.25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5" draw:layer="layout" svg:x1="8.834cm" svg:y1="4.419cm" svg:x2="14.103cm" svg:y2="4.419cm">
          <text:p/>
        </draw:line>
        <draw:line draw:style-name="gr9" draw:text-style-name="P6" draw:layer="layout" svg:x1="14.103cm" svg:y1="3.233cm" svg:x2="14.103cm" svg:y2="4.425cm">
          <text:p/>
        </draw:line>
        <draw:frame draw:style-name="gr39" draw:text-style-name="P22" draw:layer="layout" svg:width="2.018cm" svg:height="0.627cm" svg:x="11.386cm" svg:y="12.639cm">
          <draw:text-box>
            <text:p><text:span text:style-name="T12">Accumulate</text:span></text:p>
          </draw:text-box>
        </draw:frame>
        <draw:line draw:style-name="gr9" draw:text-style-name="P6" draw:layer="layout" svg:x1="7.093cm" svg:y1="2.975cm" svg:x2="7.093cm" svg:y2="10.634cm">
          <text:p/>
        </draw:line>
        <draw:line draw:style-name="gr9" draw:text-style-name="P5" draw:layer="layout" svg:x1="7.078cm" svg:y1="10.617cm" svg:x2="13.195cm" svg:y2="10.617cm">
          <text:p/>
        </draw:line>
        <draw:line draw:style-name="gr26" draw:text-style-name="P5" draw:layer="layout" svg:x1="13.177cm" svg:y1="10.617cm" svg:x2="13.177cm" svg:y2="12.158cm">
          <text:p/>
        </draw:line>
        <draw:custom-shape draw:style-name="gr23" draw:text-style-name="P10" draw:layer="layout" svg:width="0.667cm" svg:height="0.397cm" svg:x="12.502cm" svg:y="6.298cm">
          <text:p text:style-name="P9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5" draw:layer="layout" svg:width="2.129cm" svg:height="0.495cm" svg:x="11.245cm" svg:y="7.28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1" draw:text-style-name="P8" draw:layer="layout" svg:width="0.121cm" svg:height="0.313cm" svg:x="12.789cm" svg:y="7.369cm">
          <draw:text-box>
            <text:p text:style-name="P7"><text:span text:style-name="T2">0</text:span></text:p>
          </draw:text-box>
        </draw:frame>
        <draw:frame draw:style-name="gr41" draw:text-style-name="P8" draw:layer="layout" svg:width="0.121cm" svg:height="0.313cm" svg:x="11.721cm" svg:y="7.369cm">
          <draw:text-box>
            <text:p text:style-name="P7"><text:span text:style-name="T2">1</text:span></text:p>
          </draw:text-box>
        </draw:frame>
        <draw:custom-shape draw:style-name="gr42" draw:text-style-name="P12" draw:layer="layout" svg:width="2.921cm" svg:height="0.372cm" svg:x="9.678cm" svg:y="8.67cm">
          <text:p text:style-name="P1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6" draw:layer="layout" svg:width="0.473cm" svg:height="0.314cm" svg:x="7.201cm" svg:y="3.655cm">
          <draw:text-box>
            <text:p text:style-name="P7"><text:span text:style-name="T17">S</text:span><text:span text:style-name="T18">H</text:span></text:p>
          </draw:text-box>
        </draw:frame>
        <draw:frame draw:style-name="gr12" draw:text-style-name="P36" draw:layer="layout" svg:width="0.473cm" svg:height="0.314cm" svg:x="7.86cm" svg:y="3.655cm">
          <draw:text-box>
            <text:p text:style-name="P7"><text:span text:style-name="T17">E</text:span><text:span text:style-name="T18">H</text:span></text:p>
          </draw:text-box>
        </draw:frame>
        <draw:frame draw:style-name="gr12" draw:text-style-name="P36" draw:layer="layout" svg:width="0.473cm" svg:height="0.314cm" svg:x="10.261cm" svg:y="3.655cm">
          <draw:text-box>
            <text:p text:style-name="P7"><text:span text:style-name="T17">M</text:span><text:span text:style-name="T18">H</text:span></text:p>
          </draw:text-box>
        </draw:frame>
        <draw:frame draw:style-name="gr12" draw:text-style-name="P36" draw:layer="layout" svg:width="0.473cm" svg:height="0.314cm" svg:x="13.786cm" svg:y="3.655cm">
          <draw:text-box>
            <text:p text:style-name="P7"><text:span text:style-name="T17">S</text:span><text:span text:style-name="T18">F</text:span></text:p>
          </draw:text-box>
        </draw:frame>
        <draw:frame draw:style-name="gr12" draw:text-style-name="P36" draw:layer="layout" svg:width="0.473cm" svg:height="0.314cm" svg:x="14.173cm" svg:y="3.655cm">
          <draw:text-box>
            <text:p text:style-name="P7"><text:span text:style-name="T17">E</text:span><text:span text:style-name="T18">F</text:span></text:p>
          </draw:text-box>
        </draw:frame>
        <draw:frame draw:style-name="gr12" draw:text-style-name="P36" draw:layer="layout" svg:width="0.473cm" svg:height="0.314cm" svg:x="14.559cm" svg:y="3.655cm">
          <draw:text-box>
            <text:p text:style-name="P7"><text:span text:style-name="T17">M</text:span><text:span text:style-name="T18">F</text:span></text:p>
          </draw:text-box>
        </draw:frame>
        <draw:frame draw:style-name="gr43" draw:text-style-name="P37" draw:layer="layout" svg:width="5.08cm" svg:height="0.627cm" svg:x="6.884cm" svg:y="1.334cm">
          <draw:text-box>
            <text:p><text:span text:style-name="T19">IEEE 754 single-precision floating-point</text:span></text:p>
          </draw:text-box>
        </draw:frame>
        <draw:frame draw:style-name="gr43" draw:text-style-name="P37" draw:layer="layout" svg:width="0.874cm" svg:height="0.627cm" svg:x="13.784cm" svg:y="1.335cm">
          <draw:text-box>
            <text:p><text:span text:style-name="T19">Float6</text:span></text:p>
          </draw:text-box>
        </draw:frame>
        <draw:frame draw:style-name="gr44" draw:text-style-name="P38" draw:layer="layout" svg:width="1.469cm" svg:height="0.477cm" svg:x="10.35cm" svg:y="6.464cm">
          <draw:text-box>
            <text:p><text:span text:style-name="T6">Mantissa</text:span></text:p>
            <text:p><text:span text:style-name="T6">multiplication</text:span></text:p>
          </draw:text-box>
        </draw:frame>
        <draw:custom-shape draw:style-name="gr17" draw:text-style-name="P18" draw:layer="layout" svg:width="1.452cm" svg:height="0.397cm" svg:x="9.124cm" svg:y="14.033cm">
          <text:p text:style-name="P17"><text:span text:style-name="T6">Accumulator</text:span><text:span text:style-name="T7">t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4.061cm" svg:y1="7.611cm" svg:x2="14.285cm" svg:y2="7.413cm">
          <text:p/>
        </draw:line>
        <draw:frame draw:style-name="gr45" draw:text-style-name="P8" draw:layer="layout" svg:width="0.51cm" svg:height="0.239cm" svg:x="13.894cm" svg:y="7.61cm">
          <draw:text-box>
            <text:p text:style-name="P7"><text:span text:style-name="T2">1-bit</text:span></text:p>
          </draw:text-box>
        </draw:frame>
        <draw:frame draw:style-name="gr46" draw:text-style-name="P8" draw:layer="layout" svg:width="2.987cm" svg:height="0.314cm" svg:x="8.505cm" svg:y="14.384cm">
          <draw:text-box>
            <text:p text:style-name="P7"><text:span text:style-name="T2">64-bit fixed-point, 23-bit fraction</text:span></text:p>
          </draw:text-box>
        </draw:frame>
        <draw:frame draw:style-name="gr47" draw:text-style-name="P39" draw:layer="layout" svg:width="6.731cm" svg:height="3.277cm" svg:x="0cm" svg:y="2.101cm">
          <draw:text-box>
            <text:p><text:span text:style-name="T20">Vector dot-product:</text:span></text:p>
            <text:p><text:span text:style-name="T20"/></text:p>
            <text:list text:style-name="L2">
              <text:list-header>
                <text:p><text:span text:style-name="T21">Multiplication</text:span></text:p>
                <text:p><text:span text:style-name="T21"/></text:p>
                <text:p><text:span text:style-name="T21">Accumulation</text:span></text:p>
              </text:list-header>
            </text:list>
          </draw:text-box>
        </draw:frame>
        <draw:frame draw:style-name="gr48" draw:text-style-name="P40" draw:layer="layout" svg:width="3.448cm" svg:height="0.475cm" svg:x="16.758cm" svg:y="2.54cm">
          <draw:text-box>
            <text:p><text:span text:style-name="T22">6-bit </text:span><text:span text:style-name="T23">floating-point</text:span></text:p>
          </draw:text-box>
        </draw:frame>
        <draw:line draw:style-name="gr49" draw:text-style-name="P41" draw:layer="layout" svg:x1="16.637cm" svg:y1="2.772cm" svg:x2="14.732cm" svg:y2="2.772cm">
          <text:p/>
        </draw:line>
        <draw:frame draw:style-name="gr50" draw:text-style-name="P43" draw:layer="layout" svg:width="6.258cm" svg:height="1.306cm" svg:x="16.815cm" svg:y="5.303cm">
          <draw:text-box>
            <text:p text:style-name="P42"><text:span text:style-name="T24">1-bit </text:span><text:span text:style-name="T25">mantissa</text:span></text:p>
          </draw:text-box>
        </draw:frame>
        <draw:line draw:style-name="gr49" draw:text-style-name="P41" draw:layer="layout" svg:x1="16.594cm" svg:y1="5.572cm" svg:x2="14.562cm" svg:y2="5.5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23:12:27.182462347</dc:date>
    <meta:editing-duration>PT6H6M58S</meta:editing-duration>
    <meta:editing-cycles>69</meta:editing-cycles>
    <meta:document-statistic meta:object-count="138"/>
  </office:meta>
</office:document-meta>
</file>